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text-underline-style="solid" style:text-underline-width="auto" style:text-underline-color="font-color" fo:font-weight="normal" style:font-weight-asian="normal" style:font-weight-complex="normal"/>
    </style:style>
    <style:style style:name="P6" style:family="paragraph" style:parent-style-name="Standard">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ilding a Million Particle System</text:p>
      <text:p text:style-name="P1"/>
      <text:p text:style-name="P1">Introduction</text:p>
      <text:p text:style-name="P2">In real-time physics simulation, a particle refers to an object that has no physical extent. Because of this, collision detection is greatly simplified compared to ordinary triangle meshes or simple 3d objects. This allows a great number of them to be simulated quite cheaply. As a result they are used to simulate effects where there many small, similar elements interacting with the environment or each other. Some effects that can be simulated using particles include smoke, fire, explosions or even some fluid simulations. </text:p>
      <text:p text:style-name="P2"><text:tab/>Broadly speaking, there are two types of particles, stateless and state-preserving. Stateless particles allow a particle's entire state to be determined by the current time. This restricts the type of effects that can be produced, and does not allow the particles behaviour to vary dynamically. State-preserving particles can interact with a dynamic environment at the expense of extra computation and memory, but they often produce more plausible effects than the stateless variety. In \cite{million} and in this project, only state-preservin particles are discussed. </text:p>
      <text:p text:style-name="P2"><text:tab/>To simulate complex effects convincingly, a large number of particles need to be simulated. Simulating particles purely on the CPU can restrict the number of particles that can be used in real-time. Since simulating particles can be easily parallelised, using the GPU to perform part or all of the simulation becomes an attractive idea. The work described in this document is primarily based on the technique outlined in “Building a Million Particle System” \cite{million}. In that paper, the author proposes using the GPU to simulate a vast amount of particles, with the target being a million. Since bandwidth between the CPU and the GPU is limited, simulating particles on the CPU and then uploading each particles state information to the GPU is severely restricted. In \cite{million} it is proposed that all the particles state information be stored in graphics memory, and that the particle's physical simulation be carried out by the GPU, as well as the rendering of the particles. A detailed discussion of the implementation as described in the original paper, as well as the implementation designed <text:s/>as part of this project follows in section {impl}. The original paper appeared at the Game Developer's Conference (GDC) in 2004. At that time, it was possible to simulate one million particles in real-time, but only with few effects, and without using depth sorting.</text:p>
      <text:p text:style-name="P1"/>
      <text:p text:style-name="P1">Implementation</text:p>
      <text:p text:style-name="Standard"><text:span text:style-name="T2">Due to the ever changing nature of graphics APIs, some of the techniques described in \cite{million} are outdated, and many of them are workarounds to achieve a result which is now possible using standard API calls. As a result, some liberty has been taken with replicating the original implementation. Where the two implementations differ, justification will be given for the changes made. </text:span></text:p>
      <text:p text:style-name="Standard"><text:span text:style-name="T2"/></text:p>
      <text:p text:style-name="P5">Particle Data Storage</text:p>
      <text:p text:style-name="P6">The particle state data is stored in textures in graphics memory. Each pixel in the texture corresponds to one particle. Depending on the integration technique, a slightly different storage scheme is used. In \cite{million}, both Euler and Verlet integration are discussed. Using Euler integration the position, velocity and static information for each particle must be stored. With Verlet, the velocity is calculated implicitly, however the position of the particle from the previous iteration must be stored. Since the GPU cannot (reliably) read from and write to a texture simultaneously, a second copy of the particle's state buffer(s) must be stored, and ping-pong rendering is used to update their values. Thus Euler integration requires four 3-component textures to be stored, position and velocity and an extra copy of each. Verlet requires only three textures, the current position, the last position and another copy to write the new position into. In the original paper, the author explains that using Euler, the velocity must be updated in a separate pass, before the position is updated. However most modern graphics hardware supports multiple render targets (MRT). This allows both the position and velocity to be updated in one pass. On modern machines, <text:soft-page-break/>the two techniques have little to separate them in terms of efficiency. However Verlet can sometimes be more stable, and this is the technique used for this project. The particle state is stored as two four-component floating point textures per particle. The entire state is double-buffered for ease of implementation. The original implementation stores the static particle data separately from the dynamic data. However since there are two floating-point components unassigned per particle, there is no need to use any further storage. The static data consists of time of birth of particle, and a particle type id number. This type id number is used as an index into another texture that defines other properties of the particle (lifetime, color, alpha etc.). Thus each particle state buffer has two RGBA textures. The first encodes position as the RGB channels, and the time of birth as the alpha, the second encodes the previous position in RGB, and the particle type ID as the alpha.</text:p>
      <text:p text:style-name="P6"/>
      <text:p text:style-name="P5">Particle Birth/Death</text:p>
      <text:p text:style-name="P6">For most desirable particle effects, the particles must be created and destroyed dynamically. The destruction of the particle usually corresponds to it fading away in most cases. For particle birth, the entire state of a new particle must be uploaded to the GPU. Each particle can be associated with a unique integral index, and this can be used to determine its position in the textures that encode particle state. In the original paper, a record of which indices were in use, and which were free was stored in main memory, and updated by the CPU. When a new particle was created, the CPU could determine what the next available index was, and the new particle state was uploaded to the GPU to be written to the state textures at the appropriate location. The CPU would also keep track of the lifetime of the particle, and thus could determine when the indices became free again. This becomes unnecessary if every particle has the same maximum lifetime. In this project, only the index of the last created particle was stored, and this value was incremented for each successive particle. Thus the oldest particle was always overwritten. For a particle buffer that can hold up to one million particles, simply creating one particle per frame is far too slow to fill it up appreciably. Thus, every frame a number of particles were uploaded using an instanced draw call. Since the GPU state cannot change between each instance, a separate noise texture was created. This texture contained random RGB data. This allowed each instance to sample the noise texture, and use this value to offset its initial position/velocity. If this were not the case, each particle would have an identical position and velocity, and a clump of these particles would be almost indistinguishable from a single particle. Additionally, the implementation also contains support for loading the position/velocity data for every possible particle at once, by blitting a texture directly to the particle state buffers.</text:p>
      <text:p text:style-name="P6"/>
      <text:p text:style-name="P5">Simulate Particles</text:p>
      <text:p text:style-name="P6">Each particle stores its current position as well as its last position. Verlet integration gives the following formula for calculating the particle's new position based on these values as well as the acceleration experienced by the particle (a), and the time step (dt).</text:p>
      <text:p text:style-name="P6"/>
      <text:p text:style-name="P6">(EQUATION)</text:p>
      <text:p text:style-name="P6"/>
      <text:p text:style-name="P6">When the new position is calculated, this is written into the alternate particle state buffer, in the position texture. The old position is written into the last position texture. The particle's static data is copied across also. The acceleration on each particle is determined by the forces acting upon them, which are set using fragment shader uniforms. The implementation for this project includes only gravity. The simulation stage also takes into account collisions. Collision with an infinite plane is currently the only type of collision supported. The collision response involves moving the particle back to the collision point, and applying a contact impulse to the particle.</text:p>
      <text:p text:style-name="P6"/>
      <text:p text:style-name="P5">Render Particles</text:p>
      <text:p text:style-name="P6">In the original paper, the texture data was copied to vertex data using techniques that were only just becoming available on consumer-level graphics hardware. However, most modern GPUs allow <text:soft-page-break/>vertex shaders to sample from textures. Thus the rendering of particles using position data stored in a texture becomes trivial. In the implementation for this project, rendering is accomplished using quads. A single quad is drawn once for each particle. This call is instanced, and the instance id is used to index a particular texel in the particle state buffer. The position is simply the RGB value of this texel. This value is transformed by the camera view transform and the projection transform. The original coordinates of the quad are then added to the transformed position, meaning that each particle is represented by a screen-facing quad. Thus only one set of four vertices is sent to the GPU per frame, so there is little strain on bandwidth. The vertex shader also computes an alpha value to be used in the fragment shader. This value is determined by the age of the particle (current time – time of birth) and the maximum lifetime for that particle type. The original coordinates of the quad are also sent to the fragment shader, and are used as texture coordinates. An alpha mask texture can be sampled in the fragment shader, to give the particle a more rounded appearance. It should be noted that in this implementation, the vertex shader does four times more work than is necessary, and a small performance increase might be possible by using a geometry shader to generate a quad from a single vertex.</text:p>
      <text:p text:style-name="P6"/>
      <text:p text:style-name="P2"/>
      <text:p text:style-name="P1">Results</text:p>
      <text:p text:style-name="P2">The results in the original paper do not quite live up to expectations. As explained before, one million particles were rendered in real-time, however they had very few effects and did not use depth-sorting. The modern implementation described above however, can easily render about two million particles at 60Hz. This was tested on an Intel Core i7 260 @ 2.67GHz, with a Radeon HD5850. At the time of writing, this is not quite top-of-the-line, so it could be possible to simulate even more particles with a more powerful machi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wen Mooney</meta:initial-creator>
    <meta:creation-date>2012-03-31T16:06:13.89</meta:creation-date>
    <dc:date>2012-03-31T23:06:04.02</dc:date>
    <dc:creator>Owen Mooney</dc:creator>
    <meta:editing-duration>PT2H53M4S</meta:editing-duration>
    <meta:editing-cycles>35</meta:editing-cycles>
    <meta:generator>OpenOffice.org/3.3$Win32 OpenOffice.org_project/330m20$Build-9567</meta:generator>
    <meta:document-statistic meta:table-count="0" meta:image-count="0" meta:object-count="0" meta:page-count="3" meta:paragraph-count="19" meta:word-count="1670" meta:character-count="10356"/>
  </office:meta>
</office:document-meta>
</file>